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Zuprüfendepunkte" style:family="table">
      <style:table-properties style:width="17cm" table:align="margins"/>
    </style:style>
    <style:style style:name="Zuprüfendepunkte.A" style:family="table-column">
      <style:table-column-properties style:column-width="5.664cm" style:rel-column-width="21833*"/>
    </style:style>
    <style:style style:name="Zuprüfendepunkte.B" style:family="table-column">
      <style:table-column-properties style:column-width="5.667cm" style:rel-column-width="21847*"/>
    </style:style>
    <style:style style:name="Zuprüfendepunkte.C" style:family="table-column">
      <style:table-column-properties style:column-width="5.669cm" style:rel-column-width="21855*"/>
    </style:style>
    <style:style style:name="Zuprüfendepunkte.A1" style:family="table-cell">
      <style:table-cell-properties style:writing-mode="page"/>
    </style:style>
    <style:style style:name="Zuprüfendepunkte.10" style:family="table-row">
      <style:table-row-properties style:min-row-height="0.169cm"/>
    </style:style>
    <style:style style:name="Zuprüfendepunkte.17" style:family="table-row">
      <style:table-row-properties style:min-row-height="0.931cm"/>
    </style:style>
    <style:style style:name="Zuprüfendepunkte.19" style:family="table-row">
      <style:table-row-properties style:min-row-height="0.423cm"/>
    </style:style>
    <style:style style:name="P1" style:family="paragraph" style:parent-style-name="Standard">
      <style:text-properties officeooo:rsid="00100bfc" officeooo:paragraph-rsid="00100bfc"/>
    </style:style>
    <style:style style:name="P2" style:family="paragraph" style:parent-style-name="Table_20_Contents">
      <style:text-properties officeooo:rsid="0010ca96" officeooo:paragraph-rsid="0010ca96"/>
    </style:style>
    <style:style style:name="P3" style:family="paragraph" style:parent-style-name="Table_20_Heading">
      <style:text-properties officeooo:rsid="0010ca96" officeooo:paragraph-rsid="0010ca96"/>
    </style:style>
    <style:style style:name="P4" style:family="paragraph" style:parent-style-name="Table_20_Contents">
      <style:text-properties officeooo:rsid="00112b02" officeooo:paragraph-rsid="00112b02"/>
    </style:style>
    <style:style style:name="P5" style:family="paragraph" style:parent-style-name="Table_20_Contents">
      <style:text-properties officeooo:rsid="001315bd" officeooo:paragraph-rsid="001315bd"/>
    </style:style>
    <style:style style:name="P6" style:family="paragraph" style:parent-style-name="Table_20_Contents">
      <style:text-properties officeooo:rsid="0013e00a" officeooo:paragraph-rsid="0013e00a"/>
    </style:style>
    <style:style style:name="P7" style:family="paragraph" style:parent-style-name="Table_20_Contents">
      <style:text-properties officeooo:rsid="0015c0a2" officeooo:paragraph-rsid="0015c0a2"/>
    </style:style>
    <style:style style:name="P8" style:family="paragraph" style:parent-style-name="Table_20_Contents">
      <style:text-properties officeooo:rsid="001633bd" officeooo:paragraph-rsid="001633bd"/>
    </style:style>
    <style:style style:name="P9" style:family="paragraph" style:parent-style-name="Table_20_Contents">
      <style:text-properties officeooo:rsid="00183d69" officeooo:paragraph-rsid="00183d69"/>
    </style:style>
    <style:style style:name="T1" style:family="text">
      <style:text-properties officeooo:rsid="00112b02"/>
    </style:style>
    <style:style style:name="T2" style:family="text">
      <style:text-properties officeooo:rsid="001633bd"/>
    </style:style>
    <style:style style:name="T3" style:family="text">
      <style:text-properties officeooo:rsid="00181910"/>
    </style:style>
    <style:style style:name="T4" style:family="text">
      <style:text-properties officeooo:rsid="001bbd07"/>
    </style:style>
    <style:style style:name="T5" style:family="text">
      <style:text-properties officeooo:rsid="001da2de"/>
    </style:style>
    <style:style style:name="T6" style:family="text">
      <style:text-properties officeooo:rsid="002169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lage dieser Checkliste ist das Dokument „APP.2.2 Active Directory Domain Services“ des BSI Grundschutzhandbuchs.</text:p>
      <text:p text:style-name="P1">Hier geht es um die Sicherheitsrichtlinien in Bezug auf das Active Directory, unabhängig vom verwendeten Betriebssystem auf dem der Dienst läuft. In diesem Fall liegt Samba <text:span text:style-name="T6">a</text:span>ls Dienst vor und es kommt Linux als Betriebssystem zum Einsatz.</text:p>
      <text:p text:style-name="P1"><text:s/></text:p>
      <table:table table:name="Zuprüfendepunkte" table:style-name="Zuprüfendepunkte">
        <table:table-column table:style-name="Zuprüfendepunkte.A"/>
        <table:table-column table:style-name="Zuprüfendepunkte.B"/>
        <table:table-column table:style-name="Zuprüfendepunkte.C"/>
        <table:table-header-rows>
          <table:table-row>
            <table:table-cell table:style-name="Zuprüfendepunkte.A1" office:value-type="string">
              <text:p text:style-name="P3">Zu prüfende Einstellungen</text:p>
            </table:table-cell>
            <table:table-cell table:style-name="Zuprüfendepunkte.A1" office:value-type="string">
              <text:p text:style-name="P3">Soll</text:p>
            </table:table-cell>
            <table:table-cell table:style-name="Zuprüfendepunkte.A1" office:value-type="string">
              <text:p text:style-name="P3">Ist</text:p>
            </table:table-cell>
          </table:table-row>
        </table:table-header-rows>
        <table:table-row>
          <table:table-cell table:style-name="Zuprüfendepunkte.A1" office:value-type="string">
            <text:p text:style-name="P2">Werden Vertrauensstellungen verwendet?</text:p>
          </table:table-cell>
          <table:table-cell table:style-name="Zuprüfendepunkte.A1" office:value-type="string">
            <text:p text:style-name="P2">Wenn Vertrauensstellungen zum Einsatz kommen, ist regelmäßig zu prüfen, ob die Vertrauensstellung noch benötigt wird. Besonders, da beim Einsatz von Samba eine SID-Filterung nicht möglich ist.</text:p>
          </table:table-cell>
          <table:table-cell table:style-name="Zuprüfendepunkte.A1" office:value-type="string">
            <text:p text:style-name="Table_20_Contents"/>
          </table:table-cell>
        </table:table-row>
        <table:table-row>
          <table:table-cell table:style-name="Zuprüfendepunkte.A1" office:value-type="string">
            <text:p text:style-name="P2">Welches Function Level kommt zum Einsatz?</text:p>
          </table:table-cell>
          <table:table-cell table:style-name="Zuprüfendepunkte.A1" office:value-type="string">
            <text:p text:style-name="P2">Es sollte heute auf jeden Fall das Function Lev<text:span text:style-name="T4">el</text:span> 2016 zum Einsatz kommen, da hier ein besser Schutz für die Authentifizierung eingerichtet werden <text:span text:style-name="T6">kann</text:span>. Hier ist besonders der Einsatz der „Protected users“ Gruppen empfohlen. </text:p>
          </table:table-cell>
          <table:table-cell table:style-name="Zuprüfendepunkte.A1" office:value-type="string">
            <text:p text:style-name="Table_20_Contents"/>
          </table:table-cell>
        </table:table-row>
        <table:table-row>
          <table:table-cell table:style-name="Zuprüfendepunkte.A1" office:value-type="string">
            <text:p text:style-name="P2">Welche Dienste werden auf den Domaincontrollern genutzt?</text:p>
          </table:table-cell>
          <table:table-cell table:style-name="Zuprüfendepunkte.A1" office:value-type="string">
            <text:p text:style-name="P2">Außer den Diensten DNS-Server, DHCP-Server und Zeitserver sollten keine weiteren Dienste auf den Domaincontrollern betrieben werden. Besonders File-Services sollten nie auf einem Domaincontroller eingerichtet werden. <text:s/></text:p>
          </table:table-cell>
          <table:table-cell table:style-name="Zuprüfendepunkte.A1" office:value-type="string">
            <text:p text:style-name="Table_20_Contents"/>
          </table:table-cell>
        </table:table-row>
        <table:table-row>
          <table:table-cell table:style-name="Zuprüfendepunkte.A1" office:value-type="string">
            <text:p text:style-name="P2">Replikation der SYSVOL-Freigabe.</text:p>
          </table:table-cell>
          <table:table-cell table:style-name="Zuprüfendepunkte.A1" office:value-type="string">
            <text:p text:style-name="P2">Beim Einsatz von Samba als Domaincontroller <text:span text:style-name="T1">muss die Replikation der SYSVOl-Freigabe über rsync eingerichtet werden. Der Zugriff auf den Domaincontroller mit der PDC-Rolle sollte dabei über ssh abgesichert sein.</text:span></text:p>
          </table:table-cell>
          <table:table-cell table:style-name="Zuprüfendepunkte.A1" office:value-type="string">
            <text:p text:style-name="Table_20_Contents"/>
          </table:table-cell>
        </table:table-row>
        <table:table-row>
          <table:table-cell table:style-name="Zuprüfendepunkte.A1" office:value-type="string">
            <text:p text:style-name="P2">Ü<text:span text:style-name="T1">berwachung von zusätzlichen Berechtigungen.</text:span></text:p>
          </table:table-cell>
          <table:table-cell table:style-name="Zuprüfendepunkte.A1" office:value-type="string">
            <text:p text:style-name="P4">Werden zusätzliche Rechte vergeben, wie zum Beispiel das Benutzt zum Mitglied der Gruppe „domain admins“ werden, sollte regelmäßig überprüft werden, ob dieses Recht noch benötigt wird.</text:p>
          </table:table-cell>
          <table:table-cell table:style-name="Zuprüfendepunkte.A1" office:value-type="string">
            <text:p text:style-name="Table_20_Contents"/>
          </table:table-cell>
        </table:table-row>
        <table:table-row>
          <table:table-cell table:style-name="Zuprüfendepunkte.A1" office:value-type="string">
            <text:p text:style-name="P4">Unsichere Authentisierungsverfahren</text:p>
          </table:table-cell>
          <table:table-cell table:style-name="Zuprüfendepunkte.A1" office:value-type="string">
            <text:p text:style-name="P4">Auf den Einsatz von NTLM sollte verzichtet werden. Gerade die Authentisierung von Mitgliedern der Gruppe „Domain Admins“ über NTLM sollte auf gar keinen Fall <text:soft-page-break/>stattfinden. Dazu können diese Benutzer Mitglied der Gruppe „Protected user<text:span text:style-name="T3">s</text:span>“ werden. Diese Gruppe verhindert eine Authentisierung mittels NTLM</text:p>
          </table:table-cell>
          <table:table-cell table:style-name="Zuprüfendepunkte.A1" office:value-type="string">
            <text:p text:style-name="Table_20_Contents"/>
          </table:table-cell>
        </table:table-row>
        <table:table-row>
          <table:table-cell table:style-name="Zuprüfendepunkte.A1" office:value-type="string">
            <text:p text:style-name="P4">Lokale Admin-Passwörter</text:p>
          </table:table-cell>
          <table:table-cell table:style-name="Zuprüfendepunkte.A1" office:value-type="string">
            <text:p text:style-name="P4">Die Passwörter der lokalen Administratoren aller Domaincontroller sollten unterschiedlich sein. Bei Samba gilt das auch für den Benutzer root. <text:span text:style-name="T5">Die Passwörter sollten regelmäßig geändert werden. Eine Änderung der Passwörter ist auf jeden Fall erforderlich, wenn ein Administrator das Unternehmen verlässt. Der Vorgang der Änderung sollte immer dokumentiert werden.</text:span></text:p>
          </table:table-cell>
          <table:table-cell table:style-name="Zuprüfendepunkte.A1" office:value-type="string">
            <text:p text:style-name="Table_20_Contents"/>
          </table:table-cell>
        </table:table-row>
        <table:table-row>
          <table:table-cell table:style-name="Zuprüfendepunkte.A1" office:value-type="string">
            <text:p text:style-name="P4">Absichern des Backups</text:p>
          </table:table-cell>
          <table:table-cell table:style-name="Zuprüfendepunkte.A1" office:value-type="string">
            <text:p text:style-name="P4">Beim Backup der Domaincontroller gibt es zwei verschiedene Schwachpunkte:<text:line-break/>1. Wenn sich die Domaincontroller in einer VM befinden, ist dafür zu sorgen, dass kein unberechtigtes Backup der VM der Domaincontroller <text:s/>durchgeführt werden kann. In einem solchen Backup befinden sich auch alle Benutzer Daten und alle Passwörter.<text:line-break/>2. Beim Einsatz von Samba kann mit dem Kommando samba-tool ein Backup des ADs erstellt werden. Es muss dafür Sorge getragen werden, dass die beim Backup erstellte Datei NICHT auf dem Domaincontroller selbst verbleibt, sondern direkt auf ein anderes System verschoben wird. Mithilfe der Backupdate kann das Active Directory komplett mit allen Passwörtern an einer anderen Stelle wieder aufgebaut werden.<text:line-break/>Es muss daher sichergestellt werden, dass kein unautorisiertes Backup erstellt werden kann und das Backupdaten nicht auf den Domaincontrollern gespeichert werden.</text:p>
          </table:table-cell>
          <table:table-cell table:style-name="Zuprüfendepunkte.A1" office:value-type="string">
            <text:p text:style-name="Table_20_Contents"/>
          </table:table-cell>
        </table:table-row>
        <table:table-row table:style-name="Zuprüfendepunkte.10">
          <table:table-cell table:style-name="Zuprüfendepunkte.A1" office:value-type="string">
            <text:p text:style-name="P5">Anwendungen mit erhöhten <text:soft-page-break/>Berechtigungen</text:p>
          </table:table-cell>
          <table:table-cell table:style-name="Zuprüfendepunkte.A1" office:value-type="string">
            <text:p text:style-name="P5">Werden Anwendungen <text:soft-page-break/>eingesetzt, die besondere Rechte (z.B anlegen von Benutzern) besitzen. Sind diese Anwendungen besonders zu überwachen. Denn so könnte ein Angreifer über die Anwendung erweiterte Rechte im Active Directory erhalten.</text:p>
          </table:table-cell>
          <table:table-cell table:style-name="Zuprüfendepunkte.A1" office:value-type="string">
            <text:p text:style-name="Table_20_Contents"/>
          </table:table-cell>
        </table:table-row>
        <table:table-row>
          <table:table-cell table:style-name="Zuprüfendepunkte.A1" office:value-type="string">
            <text:p text:style-name="P5">Wer ist der Fachverantwortliche für das Active Directory</text:p>
          </table:table-cell>
          <table:table-cell table:style-name="Zuprüfendepunkte.A1" office:value-type="string">
            <text:p text:style-name="P5">Im Unternehmen sollte es mindestens zwei Personen geben, die für die Absicherung und die Aktualisierung des Active Directories verantwortlich sind.</text:p>
          </table:table-cell>
          <table:table-cell table:style-name="Zuprüfendepunkte.A1" office:value-type="string">
            <text:p text:style-name="Table_20_Contents"/>
          </table:table-cell>
        </table:table-row>
        <table:table-row>
          <table:table-cell table:style-name="Zuprüfendepunkte.A1" office:value-type="string">
            <text:p text:style-name="P6">Berechtigungskonzepte im AD</text:p>
          </table:table-cell>
          <table:table-cell table:style-name="Zuprüfendepunkte.A1" office:value-type="string">
            <text:p text:style-name="P7">Sollen unterschiedliche Bereich von unterschiedlichen Administratoren verwaltet werden, ist ein entsprechendes Rechtekonzept über Delegierungen einzurichten. </text:p>
          </table:table-cell>
          <table:table-cell table:style-name="Zuprüfendepunkte.A1" office:value-type="string">
            <text:p text:style-name="Table_20_Contents"/>
          </table:table-cell>
        </table:table-row>
        <table:table-row>
          <table:table-cell table:style-name="Zuprüfendepunkte.A1" office:value-type="string">
            <text:p text:style-name="P7">Gruppenrichtlinien (GPO)</text:p>
          </table:table-cell>
          <table:table-cell table:style-name="Zuprüfendepunkte.A1" office:value-type="string">
            <text:p text:style-name="P7">Gruppenrichtlinien müssen zum Einsatz kommen um Einschränkungen für Benutzer und Computer einzurichten. Dabei müssen alle GPOs genau dokumentiert werden. Eine Überschneidung von GPOs sollte nicht stattfinden. Das Aufbrechen der Vererbung von GPOs sollte nicht zum Einsatz kommen. <text:span text:style-name="T2">Ein Katalog mit Vorgaben für GPOs sollte vorhanden sein.</text:span></text:p>
          </table:table-cell>
          <table:table-cell table:style-name="Zuprüfendepunkte.A1" office:value-type="string">
            <text:p text:style-name="Table_20_Contents"/>
          </table:table-cell>
        </table:table-row>
        <table:table-row>
          <table:table-cell table:style-name="Zuprüfendepunkte.A1" office:value-type="string">
            <text:p text:style-name="P8">Absicherung Administrativer Konten</text:p>
          </table:table-cell>
          <table:table-cell table:style-name="Zuprüfendepunkte.A1" office:value-type="string">
            <text:p text:style-name="P8">Alle privilegierte Konten müssen besonders geschützt werden. Durch die Verwendung der Gruppe „Protected Users“ <text:span text:style-name="T3">sind diese Konten besonders geschützt. Sobald möglich, sollten alle Konten die Mitglied der Gruppe „domain admins“ sind über die auth-policies auf die Anmeldung an bestimmten Arbeitsplätzen beschränkt werden. </text:span></text:p>
          </table:table-cell>
          <table:table-cell table:style-name="Zuprüfendepunkte.A1" office:value-type="string">
            <text:p text:style-name="Table_20_Contents"/>
          </table:table-cell>
        </table:table-row>
        <table:table-row>
          <table:table-cell table:style-name="Zuprüfendepunkte.A1" office:value-type="string">
            <text:p text:style-name="P9">Das Konto „Gast“ </text:p>
          </table:table-cell>
          <table:table-cell table:style-name="Zuprüfendepunkte.A1" office:value-type="string">
            <text:p text:style-name="P9">Das Konto „Gast „ muss auf jeden Fall gesperrt sein.</text:p>
          </table:table-cell>
          <table:table-cell table:style-name="Zuprüfendepunkte.A1" office:value-type="string">
            <text:p text:style-name="Table_20_Contents"/>
          </table:table-cell>
        </table:table-row>
        <table:table-row>
          <table:table-cell table:style-name="Zuprüfendepunkte.A1" office:value-type="string">
            <text:p text:style-name="P9">Anlegen neuer Computerkonten</text:p>
          </table:table-cell>
          <table:table-cell table:style-name="Zuprüfendepunkte.A1" office:value-type="string">
            <text:p text:style-name="P9">Neu Computerkonten dürfen nur von dafür bestimmten Administratoren eingerichtet werden. Die Einrichtung neuer <text:soft-page-break/>Computerkonten ist zu dokumentieren.</text:p>
          </table:table-cell>
          <table:table-cell table:style-name="Zuprüfendepunkte.A1" office:value-type="string">
            <text:p text:style-name="Table_20_Contents"/>
          </table:table-cell>
        </table:table-row>
        <table:table-row table:style-name="Zuprüfendepunkte.17">
          <table:table-cell table:style-name="Zuprüfendepunkte.A1" office:value-type="string">
            <text:p text:style-name="P9">Authentisierung</text:p>
          </table:table-cell>
          <table:table-cell table:style-name="Zuprüfendepunkte.A1" office:value-type="string">
            <text:p text:style-name="P9">Grundsätzlich sollte Kerberos für die Authentisierung genutzt werden, auf NTLM sollte (wenn möglich) verzichtet werden.</text:p>
          </table:table-cell>
          <table:table-cell table:style-name="Zuprüfendepunkte.A1" office:value-type="string">
            <text:p text:style-name="Table_20_Contents"/>
          </table:table-cell>
        </table:table-row>
        <table:table-row>
          <table:table-cell table:style-name="Zuprüfendepunkte.A1" office:value-type="string">
            <text:p text:style-name="P9">SMB-Protokolle</text:p>
          </table:table-cell>
          <table:table-cell table:style-name="Zuprüfendepunkte.A1" office:value-type="string">
            <text:p text:style-name="P9">Die Verwendung des Protokoll SMBv1 muss unterbunden werden. </text:p>
          </table:table-cell>
          <table:table-cell table:style-name="Zuprüfendepunkte.A1" office:value-type="string">
            <text:p text:style-name="Table_20_Contents"/>
          </table:table-cell>
        </table:table-row>
        <table:table-row table:style-name="Zuprüfendepunkte.19">
          <table:table-cell table:style-name="Zuprüfendepunkte.A1" office:value-type="string">
            <text:p text:style-name="P9">Befristete Administration</text:p>
          </table:table-cell>
          <table:table-cell table:style-name="Zuprüfendepunkte.A1" office:value-type="string">
            <text:p text:style-name="P9">Eine dauerhafte Anmeldung mit einem privilegierten Konto sollte unterbunden werden. Die Anmeldung mit privilegierten Konten sollte eine zeitlichen Beschränkung unterliegen.</text:p>
          </table:table-cell>
          <table:table-cell table:style-name="Zuprüfendepunkte.A1" office:value-type="string">
            <text:p text:style-name="Table_20_Contents"/>
          </table:table-cell>
        </table:table-row>
        <table:table-row table:style-name="Zuprüfendepunkte.19">
          <table:table-cell table:style-name="Zuprüfendepunkte.A1" office:value-type="string">
            <text:p text:style-name="P9">Regelmäßige Überprüfung der Sicherheitseinstellungen</text:p>
          </table:table-cell>
          <table:table-cell table:style-name="Zuprüfendepunkte.A1" office:value-type="string">
            <text:p text:style-name="P9">Alle Sicherheitseinstellungen müssen regelmäßig überprüft werden. Diese Überprüfung ist schriftlich zu dokumentieren.</text:p>
          </table:table-cell>
          <table:table-cell table:style-name="Zuprüfendepunkte.A1" office:value-type="string">
            <text:p text:style-name="Table_20_Contents"/>
          </table:table-cell>
        </table:table-row>
        <table:table-row table:style-name="Zuprüfendepunkte.19">
          <table:table-cell table:style-name="Zuprüfendepunkte.A1" office:value-type="string">
            <text:p text:style-name="P9">Updates</text:p>
          </table:table-cell>
          <table:table-cell table:style-name="Zuprüfendepunkte.A1" office:value-type="string">
            <text:p text:style-name="P9">Die Samba-Version muss immer auf dem aktuellen Stand gehalten werden. Es werden immer nur die letzten drei Samba-Versionen mit Sicherheitsupdates versorgt. </text:p>
            <text:p text:style-name="P9">Ein Update auf die 4.x.0 Version sollte auf jeden Fall vermieden werden. </text:p>
          </table:table-cell>
          <table:table-cell table:style-name="Zuprüfendepunkte.A1" office:value-type="string">
            <text:p text:style-name="Table_20_Contents"/>
          </table:table-cell>
        </table:table-row>
        <table:table-row table:style-name="Zuprüfendepunkte.19">
          <table:table-cell table:style-name="Zuprüfendepunkte.A1" office:value-type="string">
            <text:p text:style-name="P9"/>
          </table:table-cell>
          <table:table-cell table:style-name="Zuprüfendepunkte.A1" office:value-type="string">
            <text:p text:style-name="P9"/>
          </table:table-cell>
          <table:table-cell table:style-name="Zuprüfendepunkte.A1" office:value-type="string">
            <text:p text:style-name="Table_20_Contents"/>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16:13:22.181249162</meta:creation-date>
    <meta:generator>LibreOffice/24.2.7.2$Linux_X86_64 LibreOffice_project/420$Build-2</meta:generator>
    <dc:date>2024-11-13T10:20:19.456375673</dc:date>
    <meta:editing-duration>PT1H34M51S</meta:editing-duration>
    <meta:editing-cycles>10</meta:editing-cycles>
    <meta:document-statistic meta:table-count="1" meta:image-count="0" meta:object-count="0" meta:page-count="4" meta:paragraph-count="47" meta:word-count="747" meta:character-count="5686" meta:non-whitespace-character-count="4974"/>
  </office:meta>
</office:document-meta>
</file>